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9864e" officeooo:paragraph-rsid="0009864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1 - biblioteca é o termo usado para definir o código-fonte compilado produzido por terceiros que possibilita adicionar novas funções ao código-fonte do software.</text:p>
      <text:p text:style-name="Standard"/>
      <text:p text:style-name="Standard">2 - Swing é uma biblioteca do Java para criar interfaces gráficas.</text:p>
      <text:p text:style-name="Standard"/>
      <text:p text:style-name="P1">3- Campo de Texto: JTextField</text:p>
      <text:p text:style-name="P1">Caixa de Seleção: JCheckBox</text:p>
      <text:p text:style-name="P1">Barra de Progresso: JProgressBar</text:p>
      <text:p text:style-name="P1">Botão de opção: JToggleButton</text:p>
      <text:p text:style-name="P1">Caixa de Combinação: JComboBox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3-02T20:33:39.030000000</meta:creation-date>
    <dc:date>2023-03-02T20:37:52.027000000</dc:date>
    <meta:editing-duration>PT4M14S</meta:editing-duration>
    <meta:editing-cycles>1</meta:editing-cycles>
    <meta:document-statistic meta:table-count="0" meta:image-count="0" meta:object-count="0" meta:page-count="1" meta:paragraph-count="7" meta:word-count="57" meta:character-count="374" meta:non-whitespace-character-count="324"/>
    <meta:generator>LibreOffice/7.1.2.2$Windows_X86_64 LibreOffice_project/8a45595d069ef5570103caea1b71cc9d82b2aae4</meta:generator>
  </office:meta>
</office:document-meta>
</file>